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ae28" officeooo:paragraph-rsid="0015ae28"/>
    </style:style>
    <style:style style:name="P2" style:family="paragraph" style:parent-style-name="Standard">
      <style:text-properties officeooo:rsid="0016c19a" officeooo:paragraph-rsid="0016c19a"/>
    </style:style>
    <style:style style:name="P3" style:family="paragraph" style:parent-style-name="Standard">
      <style:text-properties officeooo:rsid="0015ae28" officeooo:paragraph-rsid="0015ae28" fo:background-color="#99ff66"/>
    </style:style>
    <style:style style:name="P4" style:family="paragraph" style:parent-style-name="Standard">
      <style:text-properties officeooo:rsid="001a55a8" officeooo:paragraph-rsid="001a55a8" fo:background-color="#99ff66"/>
    </style:style>
    <style:style style:name="P5" style:family="paragraph" style:parent-style-name="Standard">
      <style:text-properties officeooo:rsid="001a55a8" officeooo:paragraph-rsid="001a55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 is number of apartments 1-100</text:p>
      <text:p text:style-name="P1">width 8-100</text:p>
      <text:p text:style-name="P1">length 8-100</text:p>
      <text:p text:style-name="P1">height 8-30</text:p>
      <text:p text:style-name="P1">area 100-1000</text:p>
      <text:p text:style-name="P3">m is the number of windows 0-10</text:p>
      <text:p text:style-name="P1"/>
      <text:p text:style-name="P2">4</text:p>
      <text:p text:style-name="P2"/>
      <text:p text:style-name="P5">k[ ]</text:p>
      <text:p text:style-name="P2"/>
      <text:p text:style-name="P4">door[a]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3:54:02.358702064</meta:creation-date>
    <dc:date>2013-09-03T16:05:08.320427248</dc:date>
    <meta:editing-duration>P0D</meta:editing-duration>
    <meta:editing-cycles>2</meta:editing-cycles>
    <meta:generator>LibreOffice/4.1.0.4$Linux_X86_64 LibreOffice_project/410$Build-4</meta:generator>
    <meta:document-statistic meta:table-count="0" meta:image-count="0" meta:object-count="0" meta:page-count="1" meta:paragraph-count="9" meta:word-count="25" meta:character-count="121" meta:non-whitespace-character-count="105"/>
  </office:meta>
</office:document-meta>
</file>